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2.833cm"/>
    </style:style>
    <style:style style:name="Table1.C" style:family="table-column">
      <style:table-column-properties style:column-width="2.835cm"/>
    </style:style>
    <style:style style:name="Table1.F" style:family="table-column">
      <style:table-column-properties style:column-width="2.82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519cm" fo:margin-left="0cm" table:align="left"/>
    </style:style>
    <style:style style:name="Table5.A" style:family="table-column">
      <style:table-column-properties style:column-width="3.302cm"/>
    </style:style>
    <style:style style:name="Table5.C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text-properties style:font-name="Arial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14pt" style:font-name-asian="TimesNewRomanPSMT" style:font-size-asian="14pt" style:font-name-complex="TimesNewRomanPSM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5" style:family="paragraph" style:parent-style-name="Standard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text-properties style:font-name="Arial"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7" style:family="paragraph" style:parent-style-name="Heading_20_1">
      <style:text-properties style:font-name="Arial"/>
    </style:style>
    <style:style style:name="P28" style:family="paragraph" style:parent-style-name="Heading_20_1">
      <style:text-properties style:font-name="Arial" fo:font-size="16.1000003814697pt" style:font-name-asian="Times New Roman1" style:font-size-asian="16.1000003814697pt" style:font-name-complex="Times New Roman1" style:font-size-complex="16.1000003814697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fo:language="en" fo:country="GB" style:font-name-asian="CMR10" style:font-size-asian="11pt" style:font-name-complex="CMR10" style:font-size-complex="11pt"/>
    </style:style>
    <style:style style:name="T3" style:family="text">
      <style:text-properties style:font-name="Arial" style:font-name-asian="TimesNewRomanPSMT" style:font-name-complex="TimesNewRomanPSM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letter-spacing="normal" fo:language="en" fo:country="GB" style:font-name-asian="Calibri" style:font-name-complex="Calibri" style:text-scale="100%"/>
    </style:style>
    <style:style style:name="T7" style:family="text">
      <style:text-properties style:font-name="Times New Roman" fo:font-weight="bold" style:font-weight-asian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3"/>
      <text:p text:style-name="P6"/>
      <text:p text:style-name="P6"><text:span text:style-name="T3">Project Test Report</text:span>: GROUP 12</text:p>
      <text:p text:style-name="P7"/>
      <text:p text:style-name="P8"/>
      <text:p text:style-name="P11"><text:span text:style-name="T4">Aut</text:span><text:span text:style-name="T5">hors: </text:span><text:span text:style-name="T6">bea16, dpb1, alh32, fik, anp28, srp11, lps1, lot15, thw10</text:span></text:p>
      <text:p text:style-name="P12">Config Ref: N/A</text:p>
      <text:p text:style-name="P12">Date: 27/01/14</text:p>
      <text:p text:style-name="P12">Version: 0.1</text:p>
      <text:p text:style-name="P12">Status: Draft</text:p>
      <text:p text:style-name="P9"/>
      <text:p text:style-name="P9"/>
      <text:p text:style-name="P14"/>
      <text:p text:style-name="P14"/>
      <text:p text:style-name="P14"/>
      <text:p text:style-name="P9"/>
      <text:p text:style-name="P10">Department of Computer Science</text:p>
      <text:p text:style-name="P13">Aberystwyth University</text:p>
      <text:p text:style-name="P13">Aberystwyth</text:p>
      <text:p text:style-name="P13">Ceredigion</text:p>
      <text:p text:style-name="P13">SY23 3DB</text:p>
      <text:p text:style-name="P13">Copyright © Aberystwyth University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4">1 INTRODUCTION<text:tab/>2</text:p>
          <text:p text:style-name="P25">1.1 Purpose of this Document<text:tab/>2</text:p>
          <text:p text:style-name="P25">1.2 Scope<text:tab/>2</text:p>
          <text:p text:style-name="P25">1.3 Objectives<text:tab/>2</text:p>
          <text:p text:style-name="P25">2 MANAGEMENT SUMMARY<text:tab/>2</text:p>
          <text:p text:style-name="P25">3 HISTORICAL ACCOUNT OFTHE PROJECT<text:tab/>2</text:p>
          <text:p text:style-name="P25">4 FINAL STATE OF THE PROJECT<text:tab/>2</text:p>
          <text:p text:style-name="P25">5 PERFORMANCE OF EACH TEAM MEMBER<text:tab/>2</text:p>
          <text:p text:style-name="P24">6 REFERENCES<text:tab/>2</text:p>
          <text:p text:style-name="P24">APPENDICES<text:tab/>3</text:p>
          <text:p text:style-name="P24">Document History<text:tab/>3</text:p>
        </text:index-body>
      </text:table-of-content>
      <text:p text:style-name="P16"/>
      <text:h text:style-name="Heading_20_1" text:outline-level="1">1 TEST TABLE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office:value-type="string">
            <text:p text:style-name="Standard"><text:span text:style-name="Default_20_Paragraph_20_Font"><text:span text:style-name="T7">Test ID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Requirement tested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Test context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Input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Output</text:span></text:span></text:p>
          </table:table-cell>
          <table:table-cell table:style-name="Table1.F1" office:value-type="string">
            <text:p text:style-name="Standard"><text:span text:style-name="Default_20_Paragraph_20_Font"><text:span text:style-name="T7">Pass/Fail</text:span></text:span>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F2" office:value-type="string">
            <text:p text:style-name="P23"/>
          </table:table-cell>
        </table:table-row>
      </table:table>
      <text:p text:style-name="P16"/>
      <text:h text:style-name="Heading_20_1" text:outline-level="1">2 FAILED TESTS</text:h>
      <text:h text:style-name="P28" text:outline-level="1">APPENDICES</text:h>
      <text:h text:style-name="P27" text:outline-level="1">Document History</text:h>
      <text:p text:style-name="P15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22">Version</text:p>
          </table:table-cell>
          <table:table-cell table:style-name="Table5.A1" office:value-type="string">
            <text:p text:style-name="P22">CCF No.</text:p>
          </table:table-cell>
          <table:table-cell table:style-name="Table5.A1" office:value-type="string">
            <text:p text:style-name="P22">Date</text:p>
          </table:table-cell>
          <table:table-cell table:style-name="Table5.A1" office:value-type="string">
            <text:p text:style-name="P22">Changes made to the document</text:p>
          </table:table-cell>
          <table:table-cell table:style-name="Table5.E1" office:value-type="string">
            <text:p text:style-name="P22">Changed by</text:p>
          </table:table-cell>
        </table:table-row>
        <table:table-row>
          <table:table-cell table:style-name="Table5.A2" office:value-type="float" office:value="0.1">
            <text:p text:style-name="P21">0.1</text:p>
          </table:table-cell>
          <table:table-cell table:style-name="Table5.B2" office:value-type="string">
            <text:p text:style-name="P21">N/A</text:p>
          </table:table-cell>
          <table:table-cell table:style-name="Table5.C2" office:value-type="date" office:date-value="2014-01-27">
            <text:p text:style-name="P21">27/01/14</text:p>
          </table:table-cell>
          <table:table-cell table:style-name="Table5.B2" office:value-type="string">
            <text:p text:style-name="P21">Initial creation.</text:p>
          </table:table-cell>
          <table:table-cell table:style-name="Table5.E2" office:value-type="string">
            <text:p text:style-name="P5"><text:span text:style-name="Default_20_Paragraph_20_Font"><text:span text:style-name="T2">LPS1</text:span></text:span></text:p>
          </table:table-cell>
        </table:table-row>
      </table:table>
      <text:p text:style-name="P19"><text:line-break/><text:line-break/><text:line-break/></text:p>
      <text:p text:style-name="P19"/>
      <text:p text:style-name="P20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0" svg:viewBox="0 0 20 30" svg:d="m10 0-10 30h20z"/>
    <draw:marker draw:name="a13" svg:viewBox="0 0 20 30" svg:d="m10 0-10 30h20z"/>
    <draw:marker draw:name="a16" svg:viewBox="0 0 20 30" svg:d="m10 0-10 30h20z"/>
    <draw:marker draw:name="a19" svg:viewBox="0 0 20 30" svg:d="m10 0-10 30h20z"/>
    <draw:marker draw:name="a20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style:font-name="Arial" fo:font-style="italic" style:font-style-asian="italic" style:font-style-complex="italic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 12 Project Test Report</text:span><text:tab/><text:span text:style-name="MT1">v0.1<text:tab/>Draft</text:span></text:p>
      </style:header>
      <style:footer>
        <text:p text:style-name="MP2">Aberystwyth University / Computer Science<text:tab/><text:tab/>Page <text:page-number text:select-page="current">2</text:page-number> of <text:page-count>2</text:page-count></text:p>
      </style:footer>
    </style:master-page>
    <style:master-page style:name="MP0" style:page-layout-name="Mpm2"/>
    <style:master-page style:name="LandscapePag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4-01-27T10:35:31.64</dc:date>
    <meta:editing-duration>PT16H28M10S</meta:editing-duration>
    <meta:editing-cycles>173</meta:editing-cycles>
    <meta:generator>OpenOffice/4.0.1$Win32 OpenOffice.org_project/401m5$Build-9714</meta:generator>
    <dc:creator>Luke Suggett</dc:creator>
    <meta:document-statistic meta:table-count="2" meta:image-count="0" meta:object-count="0" meta:page-count="2" meta:paragraph-count="47" meta:word-count="140" meta:character-count="822"/>
  </office:meta>
</office:document-meta>
</file>